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gin_data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xpected_results</text:p>
          </table:table-cell>
        </table:table-row>
        <table:table-row table:style-name="ro1">
          <table:table-cell office:value-type="string">
            <text:p>standard_user</text:p>
          </table:table-cell>
          <table:table-cell office:value-type="string">
            <text:p>secret_sauce</text:p>
          </table:table-cell>
          <table:table-cell office:value-type="string">
            <text:p>success</text:p>
          </table:table-cell>
        </table:table-row>
        <table:table-row table:style-name="ro1">
          <table:table-cell office:value-type="string">
            <text:p>locked_out_user</text:p>
          </table:table-cell>
          <table:table-cell office:value-type="string">
            <text:p>secret_sauce</text:p>
          </table:table-cell>
          <table:table-cell office:value-type="string">
            <text:p>failure</text:p>
          </table:table-cell>
        </table:table-row>
        <table:table-row table:style-name="ro1">
          <table:table-cell office:value-type="string">
            <text:p>wrong_user</text:p>
          </table:table-cell>
          <table:table-cell office:value-type="string">
            <text:p>wrong_pass</text:p>
          </table:table-cell>
          <table:table-cell office:value-type="string">
            <text:p>failure</text:p>
          </table:table-cell>
        </table:table-row>
      </table:table>
      <table:table table:name="product_validation_data" table:style-name="ta1" table:print="false">
        <table:table-column table:style-name="co2" table:default-cell-style-name="Default"/>
        <table:table-row table:style-name="ro1">
          <table:table-cell office:value-type="string">
            <text:p>product_name</text:p>
          </table:table-cell>
        </table:table-row>
        <table:table-row table:style-name="ro1">
          <table:table-cell office:value-type="string">
            <text:p>Sauce Labs Backpack</text:p>
          </table:table-cell>
        </table:table-row>
        <table:table-row table:style-name="ro1">
          <table:table-cell office:value-type="string">
            <text:p>Sauce Labs Bike Ligh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5-09">05/09/2026</text:date>, <text:time>15:1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2S</meta:editing-duration>
    <meta:editing-cycles>3</meta:editing-cycles>
    <meta:generator>OpenOffice/4.1.16$Win32 OpenOffice.org_project/4116m3$Build-9816</meta:generator>
    <dc:date>2026-05-09T15:11:35.96</dc:date>
    <meta:document-statistic meta:table-count="2" meta:cell-count="15" meta:object-count="0"/>
    <meta:user-defined meta:name="Info 1"/>
    <meta:user-defined meta:name="Info 2"/>
    <meta:user-defined meta:name="Info 3"/>
    <meta:user-defined meta:name="Info 4"/>
  </office:meta>
</office:document-meta>
</file>